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text-properties fo:font-size="10pt" fo:language="pt" fo:country="BR" style:font-size-asian="10pt" style:font-size-complex="10pt"/>
    </style:style>
    <style:style style:name="P6" style:family="paragraph" style:parent-style-name="Standard">
      <style:text-properties fo:font-size="10pt" fo:language="pt" fo:country="BR" style:font-name-asian="Tahoma" style:font-size-asian="10pt" style:font-name-complex="Tahoma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language="pt" fo:country="BR" style:font-name-asian="Tahoma" style:font-size-asian="10pt" style:font-name-complex="Tahoma" style:font-size-complex="10pt"/>
    </style:style>
    <style:style style:name="P8" style:family="paragraph" style:parent-style-name="Standard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Text_20_body">
      <style:text-properties fo:language="pt" fo:country="BR" style:font-name-asian="Verdana" style:font-name-complex="Verdana"/>
    </style:style>
    <style:style style:name="P16" style:family="paragraph" style:parent-style-name="Text_20_body">
      <style:text-properties fo:language="pt" fo:country="BR" style:font-name-asian="Tahoma" style:font-name-complex="Tahoma"/>
    </style:style>
    <style:style style:name="P17" style:family="paragraph" style:parent-style-name="Text_20_body">
      <style:text-properties fo:language="pt" fo:country="BR" style:font-name-complex="Tahoma"/>
    </style:style>
    <style:style style:name="P1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fo:language="pt" fo:country="BR" style:font-name-asian="Tahoma" style:font-size-asian="10pt" style:font-name-complex="Tahoma" style:font-size-complex="10pt"/>
    </style:style>
    <style:style style:name="P19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language="pt" fo:country="BR"/>
    </style:style>
    <style:style style:name="P21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22" style:family="paragraph" style:parent-style-name="Standard">
      <style:paragraph-properties fo:margin-left="1.288cm" fo:margin-right="0cm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23" style:family="paragraph" style:parent-style-name="Text_20_body" style:list-style-name="L1">
      <style:paragraph-properties style:text-autospace="none" style:vertical-align="auto"/>
    </style:style>
    <style:style style:name="P24" style:family="paragraph" style:parent-style-name="Text_20_body" style:list-style-name="L1">
      <style:paragraph-properties style:text-autospace="none" style:vertical-align="auto"/>
      <style:text-properties fo:language="pt" fo:country="BR"/>
    </style:style>
    <style:style style:name="P25" style:family="paragraph" style:parent-style-name="Standard" style:list-style-name="L3">
      <style:paragraph-properties fo:orphans="0" fo:widows="0" style:text-autospace="none" style:vertical-align="auto"/>
      <style:text-properties fo:font-size="10pt" fo:language="pt" fo:country="BR" style:font-size-asian="10pt" style:font-size-complex="10pt"/>
    </style:style>
    <style:style style:name="P26" style:family="paragraph" style:parent-style-name="Standard" style:list-style-name="L2">
      <style:paragraph-properties fo:margin-left="1.879cm" fo:margin-right="0cm" fo:orphans="0" fo:widows="0" fo:text-indent="0cm" style:auto-text-indent="false" style:text-autospace="none" style:vertical-align="auto">
        <style:tab-stops/>
      </style:paragraph-properties>
      <style:text-properties fo:font-size="10pt" fo:language="pt" fo:country="BR" style:font-size-asian="10pt" style:font-size-complex="10pt"/>
    </style:style>
    <style:style style:name="P27" style:family="paragraph" style:parent-style-name="Heading_20_2" style:list-style-name="">
      <style:text-properties fo:language="pt" fo:country="BR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name-asian="Tahoma" style:font-size-asian="10pt" style:font-name-complex="Tahoma" style:font-size-complex="10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" fo:language="pt" fo:country="BR"/>
    </style:style>
    <style:style style:name="T8" style:family="text">
      <style:text-properties style:font-name="Times New Roman" fo:font-size="12pt" fo:background-color="transparent" style:font-size-asian="12pt" style:font-size-complex="12pt"/>
    </style:style>
    <style:style style:name="T9" style:family="text">
      <style:text-properties style:font-name="Times New Roman" fo:background-color="transparent"/>
    </style:style>
    <style:style style:name="T10" style:family="text">
      <style:text-properties style:font-name="Times New Roman" fo:font-size="9pt" fo:background-color="transparent" style:font-size-asian="9pt" style:font-size-complex="9pt"/>
    </style:style>
    <style:style style:name="T11" style:family="text">
      <style:text-properties fo:language="pt" fo:country="BR"/>
    </style:style>
    <style:style style:name="T12" style:family="text">
      <style:text-properties fo:language="pt" fo:country="BR" style:font-name-asian="Verdana" style:font-name-complex="Verdana"/>
    </style:style>
    <style:style style:name="T13" style:family="text">
      <style:text-properties fo:language="pt" fo:country="BR" style:font-name-asian="Tahoma" style:font-name-complex="Tahoma"/>
    </style:style>
    <style:style style:name="T14" style:family="text">
      <style:text-properties fo:language="pt" fo:country="BR" fo:font-style="italic" style:font-name-asian="Tahoma" style:font-style-asian="italic" style:font-name-complex="Tahoma" style:font-style-complex="italic"/>
    </style:style>
    <text:list-style style:name="L1">
      <text:list-level-style-number text:level="1" text:style-name="WW_5f_CharLFO16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8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Fonte_20_parág._20_padrão"><text:span text:style-name="T7">Memória Virtual</text:span></text:span></text:p>
      <text:p text:style-name="P13"/>
      <text:h text:style-name="Heading_20_1" text:outline-level="1">1. Breve Descrição</text:h>
      <text:p text:style-name="P14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Heading_20_1" text:outline-level="1">2. Breve Descrição dos Atores</text:h>
      <text:h text:style-name="P27" text:outline-level="2">Catalogador – Cadastra, Edita e Exclui Bens Patrimoniais do Sistema</text:h>
      <text:h text:style-name="Heading_20_1" text:outline-level="1">3. Pré-condições</text:h>
      <text:p text:style-name="P14">O usuário estar logado no sistema</text:p>
      <text:h text:style-name="Heading_20_1" text:outline-level="1">4. Fluxo Básico de eventos</text:h>
      <text:list xml:id="list6481713451167444772" text:style-name="L1">
        <text:list-item text:start-value="1">
          <text:p text:style-name="P24">O caso de uso começa quando o catalogador seleciona a opção “Cadastrar Bem Patrimonial” e o sistema exibe uma tela com os seguintes campos <text:s/>e opções:</text:p>
        </text:list-item>
      </text:list>
      <text:p text:style-name="P14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15">- Informações Gerais do Bem Patrimonial</text:p>
      <text:p text:style-name="P15">- Autoria</text:p>
      <text:p text:style-name="Text_20_body"><text:span text:style-name="Fonte_20_parág._20_padrão"><text:span text:style-name="T12">- Produção</text:span></text:span></text:p>
      <text:p text:style-name="P15">- Descrição</text:p>
      <text:p text:style-name="Text_20_body"><text:span text:style-name="Fonte_20_parág._20_padrão"><text:span text:style-name="T12">- Diagnóstico e Intervenção</text:span></text:span></text:p>
      <text:p text:style-name="Text_20_body"><text:span text:style-name="Fonte_20_parág._20_padrão"><text:span text:style-name="T12">-</text:span></text:span><text:span text:style-name="Fonte_20_parág._20_padrão"><text:span text:style-name="T13"> Condições de disponibilidade, uso e proteção</text:span></text:span></text:p>
      <text:p text:style-name="P16">- Histórico da Procedência</text:p>
      <text:p text:style-name="P16">- Assunto e Descritores</text:p>
      <text:p text:style-name="P16">- Fonte de Informação</text:p>
      <text:p text:style-name="P16">- Responsável pela Pesquisa</text:p>
      <text:p text:style-name="P16">- Relacionar com Bem Patrimonial existente – só deve ser permitido relacionar um bem patrimonial com um outro bem da mesma Instituição e este bem não pode estar com o status congelado.</text:p>
      <text:p text:style-name="P17">- campo “Revisado?” do tipo “checkbox”. Esse campo deve ser marcado caso o bem patrimoninal esteja revisado e disponível para visualização e só deve aparecer para níveis de acesso de revisor ou acima.</text:p>
      <text:p text:style-name="P17">- campo “Auto Save” do tipo “checkbox”. Esse campo deve ser marcado pelo próprio usuário caso ele queira que as informações digitadas seja salva automaticamente a cada 10 segundos.</text:p>
      <text:p text:style-name="P17"/>
      <text:p text:style-name="Text_20_body"><text:span text:style-name="Fonte_20_parág._20_padrão"><text:span text:style-name="T13">Estes Campos – exceto o “Instituição”,</text:span></text:span><text:span text:style-name="Fonte_20_parág._20_padrão"><text:span text:style-name="T13"> que é uma lista – devem ser implementados de forma que o usuário possa escolher quais informações deseja cadastrar. Ao selecionar um campo, o sistema deve mostrar todos os campos editáveis relacionados. Pode ser que haja um menu secundário dentro de um ca</text:span></text:span><text:span text:style-name="Fonte_20_parág._20_padrão"><text:span text:style-name="T13">mpo, devendo funcionar da mesma forma. A descrição dos Campos acima, juntamente com seu conteúdo estão listadas na </text:span></text:span><text:span text:style-name="Fonte_20_parág._20_padrão"><text:span text:style-name="T14">Seção I</text:span></text:span><text:span text:style-name="Fonte_20_parág._20_padrão"><text:span text:style-name="T13"> deste documento.</text:span></text:span></text:p>
      <text:p text:style-name="P18">-A opção de relacionar este Bem Patrimonial com outros, <text:s/>no caso em que ela é selecionada é tratada no Fluxo Alternativo 4</text:p>
      <text:p text:style-name="P17">- e os botões “Salvar” e “Cancelar”</text:p>
      <text:list xml:id="list20324408" text:continue-numbering="true" text:style-name="L1">
        <text:list-item>
          <text:p text:style-name="P24">Após preencher todos os dados desejados, o usuário confirma a operação, selecionando a opção “Salvar”.</text:p>
        </text:list-item>
        <text:list-item>
          <text:p text:style-name="P24">O sistema Salva o registro e exibe mensagem “Bem Patrimonial cadastrado com sucesso”</text:p>
        </text:list-item>
        <text:list-item>
          <text:p text:style-name="P23"><text:span text:style-name="Fonte_20_parág._20_padrão"><text:span text:style-name="T11">O Sistema exibirá </text:span></text:span><text:span text:style-name="Fonte_20_parág._20_padrão"><text:span text:style-name="T11">a tela para o usuário preencher ou não o item de </text:span></text:span><text:span text:style-name="Fonte_20_parág._20_padrão"><text:span text:style-name="T13">Audiovisual</text:span></text:span></text:p>
        </text:list-item>
        <text:list-item>
          <text:p text:style-name="P24">O usuário seleciona a opção “Salvar”</text:p>
        </text:list-item>
        <text:list-item>
          <text:p text:style-name="P24"><text:soft-page-break/>O caso de uso termina.</text:p>
        </text:list-item>
      </text:list>
      <text:h text:style-name="Heading_20_1" text:outline-level="1">5. Fluxos Alternativos</text:h>
      <text:h text:style-name="Heading_20_2" text:outline-level="2">Fluxo Alternativo 1</text:h>
      <text:p text:style-name="Standard"><text:span text:style-name="Fonte_20_parág._20_padrão"><text:span text:style-name="T11"><text:tab/></text:span></text:span><text:span text:style-name="Fonte_20_parág._20_padrão"><text:span text:style-name="T2">Se no </text:span></text:span><text:span text:style-name="Fonte_20_parág._20_padrão"><text:span text:style-name="T3">Fluxo Básico</text:span></text:span><text:span text:style-name="Fonte_20_parág._20_padrão"><text:span text:style-name="T2"> a qualquer momento o usuário selecionar a opção “Cancelar”</text:span></text:span></text:p>
      <text:p text:style-name="Standard"><text:span text:style-name="Fonte_20_parág._20_padrão"><text:span text:style-name="T2">O sistema ret</text:span></text:span><text:span text:style-name="Fonte_20_parág._20_padrão"><text:span text:style-name="T2">orna à página inicial e o caso de uso termina.</text:span></text:span></text:p>
      <text:p text:style-name="P5"/>
      <text:h text:style-name="Heading_20_2" text:outline-level="2">Fluxo Alternativo 2</text:h>
      <text:p text:style-name="Standard"><text:span text:style-name="Fonte_20_parág._20_padrão"><text:span text:style-name="T11"><text:tab/></text:span></text:span><text:span text:style-name="Fonte_20_parág._20_padrão"><text:span text:style-name="T2">Se no passo 2 do Fluxo Básico o catalogador clica em "Salvar” sem ter preenchido ou selecionado todos os campos obrigatórios, então:</text:span></text:span></text:p>
      <text:p text:style-name="P19"><text:span text:style-name="Fonte_20_parág._20_padrão"><text:span text:style-name="T11"><text:s/></text:span></text:span><text:span text:style-name="Default_20_Paragraph_20_Font"><text:span text:style-name="T11">1. </text:span></text:span><text:span text:style-name="Default_20_Paragraph_20_Font"><text:span text:style-name="T11"><text:tab/> O sistema exibe a mensagem:</text:span></text:span></text:p>
      <text:p text:style-name="P20">a. “O campo &lt;nome do campo&gt; não foi preenchido”;</text:p>
      <text:list xml:id="list6039419421052307148" text:style-name="L2">
        <text:list-item text:start-value="2">
          <text:p text:style-name="P26">O caso de uso retorna ao passo 1 do fluxo básico.</text:p>
        </text:list-item>
      </text:list>
      <text:p text:style-name="P21"/>
      <text:h text:style-name="Heading_20_2" text:outline-level="2">Fluxo Alternativo 3</text:h>
      <text:p text:style-name="Standard"><text:span text:style-name="Fonte_20_parág._20_padrão"><text:span text:style-name="T3"><text:tab/></text:span></text:span><text:span text:style-name="Fonte_20_parág._20_padrão"><text:span text:style-name="T2">Se no passo 2 do Fluxo Básico o catalogador clicar em “Salvar” tendo inserido um número de registro já existente para aquela instituição, então:</text:span></text:span></text:p>
      <text:p text:style-name="P5"><text:tab/>1. O sistema exibe mensagem:</text:p>
      <text:p text:style-name="P5"><text:tab/><text:tab/>a. “Número de Registro já Cadastrado”</text:p>
      <text:p text:style-name="P5"/>
      <text:p text:style-name="P5"><text:tab/>2. O caso de uso retorna ao passo 1 do fluxo básico.</text:p>
      <text:p text:style-name="P5"/>
      <text:h text:style-name="Heading_20_2" text:outline-level="2">Fluxo Alternativo 4</text:h>
      <text:p text:style-name="Standard"><text:span text:style-name="Fonte_20_parág._20_padrão"><text:span text:style-name="T3"><text:tab/></text:span></text:span><text:span text:style-name="Fonte_20_parág._20_padrão"><text:span text:style-name="T2">Caso o usuário selecione “ </text:span></text:span><text:span text:style-name="Fonte_20_parág._20_padrão"><text:span text:style-name="T4">Relacionar com Bem Patrimonial existente” o sistema deve exibir:</text:span></text:span></text:p>
      <text:p text:style-name="P6"><text:tab/><text:tab/>- campo título principal: <text:s/>Campo em ordem alfabética, auto-completável, com a lista de possíveis sugestões para o título principal que está sendo inserido.</text:p>
      <text:p text:style-name="P6"><text:tab/><text:tab/>- opção para relacionar o Bem Patrimonial com outros Bens: Esta opção pode ser selecionada quantas vezes for necessária, e, a cada vez, adicionando um novo campo título.</text:p>
      <text:p text:style-name="P6"><text:tab/><text:tab/>-opção “Salvar” para salvar a alteração.</text:p>
      <text:p text:style-name="P6"><text:tab/><text:tab/><text:span text:style-name="T9">- depois que o Bem Patrimonial for salvo, todos os bens que foram relacionados a ele devem passar a conter este Bem Patrimonial entre seus relacionamentos.</text:span></text:p>
      <text:p text:style-name="P6"/>
      <text:h text:style-name="Heading_20_2" text:outline-level="2">Fluxo Alternativo 5</text:h>
      <text:p text:style-name="P5">Se no passo 2 do Fluxo Básico o catalogador inseriu mais de um título para o bem patrimonial e clicar em “Salvar” e algum dos títulos inseridos seja igual a outro já inserido para o mesmo bem patrimonial , então:</text:p>
      <text:p text:style-name="P5">1. O sistema exibe mensagem:</text:p>
      <text:p text:style-name="P5"><text:tab/><text:tab/>a. “Não são permitidos títulos repetidos”</text:p>
      <text:p text:style-name="P5">2. O caso de uso retorna ao passo 1 do fluxo básico.</text:p>
      <text:p text:style-name="P5"/>
      <text:p text:style-name="P8">Fluxo Alternativo 6</text:p>
      <text:p text:style-name="P22">Se no passo 1 do Fluxo Básico, o usuário possuir nível de catalogador ou inferior, e a Instituição necessite de Revisão:</text:p>
      <text:p text:style-name="P22"><text:tab/>1. O campo “Revisado” deve aparecer desabilitado para marcação e com a última marcação feita pelo revisor.</text:p>
      <text:p text:style-name="P22"/>
      <text:p text:style-name="P8">Fluxo Alternativo 7</text:p>
      <text:p text:style-name="Standard"><text:span text:style-name="Fonte_20_parág._20_padrão"><text:span text:style-name="T3"><text:tab/></text:span></text:span><text:span text:style-name="Fonte_20_parág._20_padrão"><text:span text:style-name="T2">Se no passo 1 do Fluxo Básico, a </text:span></text:span><text:span text:style-name="Fonte_20_parág._20_padrão"><text:span text:style-name="T2">Instituição não precise de Revisão:</text:span></text:span></text:p>
      <text:p text:style-name="P5"><text:tab/><text:tab/>1. O campo “Revisado” deve aparecer desabilitado para marcação e checado como revisado.</text:p>
      <text:p text:style-name="P22"/>
      <text:p text:style-name="P8">Fluxo Alternativo 8</text:p>
      <text:p text:style-name="Standard"><text:span text:style-name="Fonte_20_parág._20_padrão"><text:span text:style-name="T3"><text:tab/></text:span></text:span><text:span text:style-name="Fonte_20_parág._20_padrão"><text:span text:style-name="T2">Se no passo 5 do Fluxo Básico, a Usuário clicar em “Cancelar”:</text:span></text:span></text:p>
      <text:p text:style-name="P5"><text:tab/><text:tab/>1. É cancelado apenas o Audiovisual incluído naquele momento, o Bem Patrimonial deverá continuar salvo no Sistema.</text:p>
      <text:p text:style-name="P22"/>
      <text:h text:style-name="Heading_20_1" text:outline-level="1">6. Pós-condições</text:h>
      <text:list xml:id="list1745024278428053240" text:style-name="L3">
        <text:list-item>
          <text:list>
            <text:list-item>
              <text:p text:style-name="P25">Fluxo Básico: Um novo bem patrimonial está cadastrado no banco de dados do sistema.</text:p>
            </text:list-item>
            <text:list-item>
              <text:p text:style-name="P25">Fluxo Alternativo 1: Não há mudanças no banco de dados do sistema.</text:p>
            </text:list-item>
            <text:list-item>
              <text:p text:style-name="P25">Fluxo Alternativo 2: O cadastro do bem patrimonial está pendente.</text:p>
            </text:list-item>
            <text:list-item>
              <text:p text:style-name="P25">Fluxo Alternativo 3: Não há mudanças no banco de dados do sistema.</text:p>
            </text:list-item>
            <text:list-item>
              <text:p text:style-name="P25"><text:soft-page-break/>Fluxo Alternativo 4: Um novo bem patrimonial está cadastrado no banco de dados do sistema <text:span text:style-name="T9">e os bens patrominiais relacionados a ele passaram a incluir este bem nos seus bens relacionados</text:span>.</text:p>
            </text:list-item>
            <text:list-item>
              <text:p text:style-name="P25">Fluxo Alternativo 5: O cadastro do bem patrimonial está pendente.</text:p>
            </text:list-item>
            <text:list-item>
              <text:p text:style-name="P25">Fluxo Alternativo 6: Não há mudanças no banco de dados do sistema.</text:p>
            </text:list-item>
            <text:list-item>
              <text:p text:style-name="P25">Fluxo Alternativo 7: Não há mudanças no banco de dados do sistema.</text:p>
            </text:list-item>
          </text:list>
        </text:list-item>
      </text:list>
      <text:h text:style-name="P27" text:outline-level="2"/>
      <text:h text:style-name="Heading_20_1" text:outline-level="1">7. Seção I</text:h>
      <text:p text:style-name="P7">Esta seção contém atributos componentes do Padrão de Descrição da Informação referente à estrutura da base de dados do Sistema Memória Virtual.</text:p>
      <text:p text:style-name="P7"/>
      <text:p text:style-name="P7">1. Informações Gerais do Bem Patrimonial</text:p>
      <text:p text:style-name="P7"/>
      <text:p text:style-name="P7">1.1<text:tab/>Disponibilização para acesso externo</text:p>
      <text:p text:style-name="P7"><text:tab/><text:tab/>Tipo checkbox – Sim – Não</text:p>
      <text:p text:style-name="P7"/>
      <text:p text:style-name="P7">1.2<text:tab/>Natureza do Bem Patrimonial</text:p>
      <text:p text:style-name="P7">Tipo checkbox – Imaterial – Material</text:p>
      <text:p text:style-name="P7"/>
      <text:p text:style-name="P7"><text:tab/><text:tab/>1.2.1 Natureza do Bem Imaterial</text:p>
      <text:p text:style-name="P7"/>
      <text:p text:style-name="P7"><text:tab/><text:tab/> Celebrações, Práticas Sociais, Rituais e Atos Festivos</text:p>
      <text:p text:style-name="P7"><text:tab/><text:tab/>Conhecimentos e Práticas Relacionados ao Trabalho e à Natureza</text:p>
      <text:p text:style-name="P7"><text:tab/><text:tab/> Técnicas Artesanais Tradicionais</text:p>
      <text:p text:style-name="P7"><text:tab/><text:tab/> Tradições e Expressões orais</text:p>
      <text:p text:style-name="P7"><text:tab/></text:p>
      <text:p text:style-name="P7"><text:tab/>1.2.2 Natureza do Bem Material</text:p>
      <text:p text:style-name="P7"/>
      <text:p text:style-name="P7"><text:tab/>Arqueologico</text:p>
      <text:p text:style-name="P7"><text:tab/>Arquivístico</text:p>
      <text:p text:style-name="P7"><text:tab/>Audiovisual</text:p>
      <text:p text:style-name="P7"><text:tab/>Bibliográfico</text:p>
      <text:p text:style-name="P7"><text:tab/>Edificado</text:p>
      <text:p text:style-name="P7"><text:tab/>Móvel E Integrado</text:p>
      <text:p text:style-name="P7"><text:tab/>Paisagístico</text:p>
      <text:p text:style-name="P7"/>
      <text:p text:style-name="P7">1.3<text:tab/>Tipo do Bem Patrimonial</text:p>
      <text:p text:style-name="P7">Constituído por lista em ordem alfabética, com as opções listadas na Natureza do Bem Patrimonial.</text:p>
      <text:p text:style-name="P7"/>
      <text:p text:style-name="P7">1.4<text:tab/>Número de Registro</text:p>
      <text:p text:style-name="P7">O usuário entra com um número de registro para o Bem Patrimonial. O sistema deve verificar se esse número é único dentro da Instituição. Esse campo deve aceitar uma combinação de letras e números.</text:p>
      <text:p text:style-name="P7"/>
      <text:p text:style-name="P7">1.5<text:tab/>Título</text:p>
      <text:p text:style-name="P7">- Campo Editável para o título (A lista de títulos deve possuir, obrigatoriamente, ao menos um título principal)</text:p>
      <text:p text:style-name="P7">- Campo Título Principal (tipo texto)</text:p>
      <text:p text:style-name="P7">- Campo Títulos Adicionais:</text:p>
      <text:p text:style-name="P7">Opção para adicionar novo título:</text:p>
      <text:p text:style-name="P7"><text:tab/>Ao selecionar essa opção, o sistema deve repetir os mesmos campos , <text:tab/>para que seja cadastrado um novo título, pois pode ser mais de um.</text:p>
      <text:p text:style-name="P7"><text:tab/></text:p>
      <text:p text:style-name="P7">Lista - <text:s/>Tipo do título, <text:s/>em ordem alfabética <text:s/>com as seguintes opções:</text:p>
      <text:p text:style-name="P7">Principal</text:p>
      <text:p text:style-name="P7"><text:tab/><text:tab/><text:tab/>Equivalente</text:p>
      <text:p text:style-name="P7"><text:tab/><text:tab/><text:tab/>Atribuído</text:p>
      <text:p text:style-name="P7"><text:tab/><text:tab/><text:tab/>Sub-titulo</text:p>
      <text:p text:style-name="P7"><text:tab/><text:tab/><text:tab/>Titulo anterior</text:p>
      <text:p text:style-name="P7"><text:tab/><text:tab/><text:tab/>Titulo posterior</text:p>
      <text:p text:style-name="P7"><text:tab/><text:tab/><text:tab/>Titulo do suplemento</text:p>
      <text:p text:style-name="P7"><text:tab/><text:tab/><text:tab/>Titulo correlato</text:p>
      <text:p text:style-name="P7"/>
      <text:p text:style-name="P7">Campo Nome do Título (tipo texto, adicionado se a opção de adicionar novo título for selecionada)</text:p>
      <text:p text:style-name="P7"><text:soft-page-break/></text:p>
      <text:p text:style-name="P7"><text:tab/><text:tab/></text:p>
      <text:p text:style-name="P7"><text:tab/>-Opção “Complemento”: Campo Editável do tipo CLOB;</text:p>
      <text:p text:style-name="P7"/>
      <text:p text:style-name="P7">1.6<text:tab/>Coleção, Fundo, Conjunto, Família/Espécie</text:p>
      <text:p text:style-name="P7">-Campo para o nome da coleção à que pertence o item, conforme organização da instituição.</text:p>
      <text:p text:style-name="P7"/>
      <text:p text:style-name="P7">1.7<text:tab/>Localização Física Específica</text:p>
      <text:p text:style-name="P7">-Campo Editável para localização física do bem patrimonial no acervo</text:p>
      <text:p text:style-name="P7"/>
      <text:p text:style-name="P7">1.8 <text:s/>Coordenadas Geográficas</text:p>
      <text:p text:style-name="P7">-Latitude</text:p>
      <text:p text:style-name="P7">No Formato XXº XX' XX”</text:p>
      <text:p text:style-name="P7">-Longitude</text:p>
      <text:p text:style-name="P7">No Formato XXº XX' XX”</text:p>
      <text:p text:style-name="P7"/>
      <text:p text:style-name="P7">2. Autoria</text:p>
      <text:p text:style-name="P7"/>
      <text:p text:style-name="P7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7"/>
      <text:p text:style-name="P7">-Tipo de Autoria</text:p>
      <text:p text:style-name="P7">Campo em ordem alfabética, com a lista a seguir:</text:p>
      <text:p text:style-name="P7"><text:tab/><text:tab/>(pode-se escolher uma ou mais opções)</text:p>
      <text:p text:style-name="P7"><text:tab/><text:tab/>Agência</text:p>
      <text:p text:style-name="P7"><text:tab/><text:tab/>Autor</text:p>
      <text:p text:style-name="P7"><text:tab/><text:tab/>Autor Institucional</text:p>
      <text:p text:style-name="P7"><text:tab/><text:tab/>Co-autor</text:p>
      <text:p text:style-name="P7"><text:tab/><text:tab/>Compilador</text:p>
      <text:p text:style-name="P7"><text:tab/><text:tab/>Coordenador</text:p>
      <text:p text:style-name="P7"><text:tab/><text:tab/>Diretor</text:p>
      <text:p text:style-name="P7"><text:tab/><text:tab/>Editor</text:p>
      <text:p text:style-name="P7"><text:tab/><text:tab/>Entidade produtora</text:p>
      <text:p text:style-name="P7"><text:tab/><text:tab/>Entrevistador</text:p>
      <text:p text:style-name="P7"><text:tab/><text:tab/>Estudio</text:p>
      <text:p text:style-name="P7"><text:tab/><text:tab/>Fabricante</text:p>
      <text:p text:style-name="P7"><text:tab/><text:tab/>Figurinista</text:p>
      <text:p text:style-name="P7"><text:tab/><text:tab/>Fotografo</text:p>
      <text:p text:style-name="P7"><text:tab/><text:tab/>Ilustrador</text:p>
      <text:p text:style-name="P7"><text:tab/><text:tab/>Palestrante</text:p>
      <text:p text:style-name="P7"><text:tab/><text:tab/>Prefaciador</text:p>
      <text:p text:style-name="P7"><text:tab/><text:tab/>Organizador</text:p>
      <text:p text:style-name="P7"><text:tab/><text:tab/>Tradutor</text:p>
      <text:p text:style-name="P7"/>
      <text:p text:style-name="P7"/>
      <text:p text:style-name="P7">4. Produção</text:p>
      <text:p text:style-name="P7"/>
      <text:p text:style-name="P7"><text:tab/>Os itens abaixo devem ser do tipo campo editável, abrindo opção para escrita somente se selecionado.</text:p>
      <text:p text:style-name="P7"/>
      <text:p text:style-name="P7">Local <text:tab/></text:p>
      <text:p text:style-name="P7">Ano</text:p>
      <text:p text:style-name="P7">Edição e/ou Reimpressão</text:p>
      <text:p text:style-name="P7">Outras Responsabilidades Campo do tipo CLOB</text:p>
      <text:p text:style-name="P7"/>
      <text:p text:style-name="P7">Descrição</text:p>
      <text:p text:style-name="P7"/>
      <text:p text:style-name="P7"><text:tab/>4.1<text:tab/>Características Físicas e Técnicas Executivas- Campo Editável do tipo CLOB</text:p>
      <text:p text:style-name="P7"><text:tab/><text:tab/>Dimensões e quantificações - Campo Editável do tipo CLOB</text:p>
      <text:p text:style-name="P7"/>
      <text:p text:style-name="P7"><text:tab/><text:tab/></text:p>
      <text:p text:style-name="P7"><text:tab/><text:tab/>4.1.1 Bens Arquitetonicos</text:p>
      <text:p text:style-name="P7"><text:tab/><text:tab/></text:p>
      <text:p text:style-name="P7"><text:soft-page-break/><text:tab/><text:tab/>Condição Topográfica</text:p>
      <text:p text:style-name="P7"><text:tab/><text:tab/><text:tab/>Lista em ordem alfabética com as opções abaixo</text:p>
      <text:p text:style-name="P7"><text:tab/><text:tab/><text:tab/>Acidentada Suave</text:p>
      <text:p text:style-name="P7"><text:tab/><text:tab/><text:tab/>Acidentada Médio</text:p>
      <text:p text:style-name="P7"><text:tab/><text:tab/><text:tab/>Acidentada Abrubta</text:p>
      <text:p text:style-name="P7"><text:tab/><text:tab/><text:tab/>Plano</text:p>
      <text:p text:style-name="P7"><text:tab/><text:tab/></text:p>
      <text:p text:style-name="P7"><text:tab/><text:tab/>Uso</text:p>
      <text:p text:style-name="P7"><text:tab/><text:tab/><text:tab/>Lista em ordem alfabética com as opções abaixo, e com campo editável para especificar, caso a opção seja ''Outras''.</text:p>
      <text:p text:style-name="P7"><text:tab/><text:tab/><text:tab/>Ferroviário</text:p>
      <text:p text:style-name="P7"><text:tab/><text:tab/><text:tab/>Habitacional</text:p>
      <text:p text:style-name="P7"><text:tab/><text:tab/><text:tab/>Produção</text:p>
      <text:p text:style-name="P7"><text:tab/><text:tab/><text:tab/>Religiosa</text:p>
      <text:p text:style-name="P7"><text:tab/><text:tab/><text:tab/>Outras</text:p>
      <text:p text:style-name="P7"/>
      <text:p text:style-name="P7"><text:tab/><text:tab/>Pavimentos</text:p>
      <text:p text:style-name="P7"><text:tab/><text:tab/><text:tab/>Nº de ambientes</text:p>
      <text:p text:style-name="P7"><text:tab/><text:tab/><text:tab/><text:tab/>Campo editável (O sistema deve aceitar apenas números)</text:p>
      <text:p text:style-name="P7"/>
      <text:p text:style-name="P7"><text:tab/><text:tab/><text:tab/>Nº de pavimentos</text:p>
      <text:p text:style-name="P7"><text:tab/><text:tab/><text:tab/><text:tab/>Campo editável (O sistema deve aceitar apenas números)</text:p>
      <text:p text:style-name="P7"/>
      <text:p text:style-name="P7"><text:tab/><text:tab/><text:tab/>Alcova</text:p>
      <text:p text:style-name="P7"><text:tab/><text:tab/><text:tab/><text:tab/>Tipo Checkbox<text:tab/>Sim - <text:s/>Não</text:p>
      <text:p text:style-name="P7"/>
      <text:p text:style-name="P7"><text:tab/><text:tab/><text:tab/>Porão</text:p>
      <text:p text:style-name="P7"><text:tab/><text:tab/><text:tab/><text:tab/>Tipo Checkbox<text:tab/>Sim - <text:s/>Não</text:p>
      <text:p text:style-name="P7"/>
      <text:p text:style-name="P7"><text:tab/><text:tab/><text:tab/>Sótão</text:p>
      <text:p text:style-name="P7"><text:tab/><text:tab/><text:tab/><text:tab/>Tipo Checkbox<text:tab/>Sim - <text:s/>Não</text:p>
      <text:p text:style-name="P7"/>
      <text:p text:style-name="P7"><text:tab/><text:tab/><text:tab/>Outros</text:p>
      <text:p text:style-name="P7"><text:tab/><text:tab/><text:tab/><text:tab/>Campo editável</text:p>
      <text:p text:style-name="P7"><text:tab/><text:tab/><text:tab/></text:p>
      <text:p text:style-name="P7"><text:tab/>4.1.2 <text:tab/>Bens Naturais</text:p>
      <text:p text:style-name="P7"/>
      <text:p text:style-name="P7"><text:tab/><text:tab/>Relevo</text:p>
      <text:p text:style-name="P7"><text:tab/><text:tab/>Lista em ordem alfabética com as opções abaixo</text:p>
      <text:p text:style-name="P7"><text:tab/><text:tab/><text:tab/>Acidentada Suave</text:p>
      <text:p text:style-name="P7"><text:tab/><text:tab/><text:tab/>Acidentada Médio</text:p>
      <text:p text:style-name="P7"><text:tab/><text:tab/><text:tab/>Acidentada Abrubta</text:p>
      <text:p text:style-name="P7"><text:tab/><text:tab/><text:tab/>Plano</text:p>
      <text:p text:style-name="P7"/>
      <text:p text:style-name="P7"><text:tab/><text:tab/>Características do Meio Antrópico</text:p>
      <text:p text:style-name="P7"><text:tab/><text:tab/><text:tab/> Campo Editável do tipo CLOB</text:p>
      <text:p text:style-name="P7"><text:tab/><text:tab/>Características Ambientais</text:p>
      <text:p text:style-name="P7"><text:tab/><text:tab/><text:tab/>Campo Editável do tipo CLOB</text:p>
      <text:p text:style-name="P7"/>
      <text:p text:style-name="P7"><text:tab/>4.1.3<text:tab/>Bens Arqueológicos</text:p>
      <text:p text:style-name="P7"/>
      <text:p text:style-name="P7"><text:tab/><text:tab/>Condição Topográfica</text:p>
      <text:p text:style-name="P7"><text:tab/><text:tab/>Lista em ordem alfabética com as opções abaixo</text:p>
      <text:p text:style-name="P7"><text:tab/><text:tab/><text:tab/>Acidentada Suave</text:p>
      <text:p text:style-name="P7"><text:tab/><text:tab/><text:tab/>Acidentada Médio</text:p>
      <text:p text:style-name="P7"><text:tab/><text:tab/><text:tab/>Acidentada Abrubta</text:p>
      <text:p text:style-name="P7"><text:tab/><text:tab/><text:tab/>Plano</text:p>
      <text:p text:style-name="P7"/>
      <text:p text:style-name="P7"><text:tab/><text:tab/>Sítio da Paisagem</text:p>
      <text:p text:style-name="P7"><text:tab/><text:tab/><text:tab/>Campo editável</text:p>
      <text:p text:style-name="P7"/>
      <text:p text:style-name="P7"><text:tab/><text:tab/>Água Próxima</text:p>
      <text:p text:style-name="P7"><text:tab/><text:tab/><text:tab/>Campo editável</text:p>
      <text:p text:style-name="P7"><text:soft-page-break/></text:p>
      <text:p text:style-name="P7"><text:tab/><text:tab/>Possui Vegetaçao</text:p>
      <text:p text:style-name="P7"><text:tab/><text:tab/><text:tab/>Campo editável</text:p>
      <text:p text:style-name="P7"/>
      <text:p text:style-name="P7"><text:tab/><text:tab/>Exposição</text:p>
      <text:p text:style-name="P7"><text:tab/><text:tab/>Lista em ordem alfabética com as opções abaixo</text:p>
      <text:p text:style-name="P7"><text:tab/><text:tab/><text:tab/>Céu Aberto</text:p>
      <text:p text:style-name="P7"><text:tab/><text:tab/><text:tab/>Abrigada</text:p>
      <text:p text:style-name="P7"><text:tab/><text:tab/><text:tab/>Submersa</text:p>
      <text:p text:style-name="P7"><text:tab/><text:tab/><text:tab/>Soterrada</text:p>
      <text:p text:style-name="P7"/>
      <text:p text:style-name="P7"><text:tab/><text:tab/>Uso Atual</text:p>
      <text:p text:style-name="P7"><text:tab/><text:tab/><text:tab/>Campo editável</text:p>
      <text:p text:style-name="P7"/>
      <text:p text:style-name="P7"><text:tab/><text:tab/>Outros</text:p>
      <text:p text:style-name="P7"><text:tab/><text:tab/><text:tab/>Campo Editável do tipo CLOB</text:p>
      <text:p text:style-name="P7"/>
      <text:p text:style-name="P7"/>
      <text:p text:style-name="P7"><text:tab/><text:tab/>Notas</text:p>
      <text:p text:style-name="P7"><text:tab/><text:tab/><text:tab/>Campo editável</text:p>
      <text:p text:style-name="P7"/>
      <text:p text:style-name="P7"><text:s text:c="4"/></text:p>
      <text:p text:style-name="P7"><text:s text:c="5"/>4.2 <text:s text:c="2"/>Dimensões e Quantificações</text:p>
      <text:p text:style-name="P7"><text:tab/>Campo editável</text:p>
      <text:p text:style-name="P7"/>
      <text:p text:style-name="P7"><text:s/>4.2.1 Medidas Gerais do Bem Arquitetônico</text:p>
      <text:p text:style-name="P7"><text:s/><text:tab/>Tipo campo editável, abrindo opção para escrita somente se selecionado.</text:p>
      <text:p text:style-name="P7"><text:tab/><text:tab/></text:p>
      <text:p text:style-name="P7"><text:tab/><text:tab/>Área Total</text:p>
      <text:p text:style-name="P7"><text:tab/><text:tab/>Altura fachada frontal</text:p>
      <text:p text:style-name="P7"><text:tab/><text:tab/>Altura fachada posterior</text:p>
      <text:p text:style-name="P7"><text:tab/><text:tab/>Largura</text:p>
      <text:p text:style-name="P7"><text:tab/><text:tab/>Profundidade</text:p>
      <text:p text:style-name="P7"><text:tab/><text:tab/>Altura da Cumeeira</text:p>
      <text:p text:style-name="P7"><text:tab/><text:tab/>Altura Total</text:p>
      <text:p text:style-name="P7"><text:tab/><text:tab/>Pé direito térreo</text:p>
      <text:p text:style-name="P7"><text:tab/><text:tab/>Pé direito tipo</text:p>
      <text:p text:style-name="P7"/>
      <text:p text:style-name="P7"><text:tab/> 4.2.2 Medidas Gerais do Bem Arqueológico</text:p>
      <text:p text:style-name="P7"><text:tab/><text:tab/>Tipo campo editável, abrindo opção para escrita somente se selecionado.</text:p>
      <text:p text:style-name="P7"><text:tab/><text:tab/></text:p>
      <text:p text:style-name="P7"><text:tab/><text:tab/>Área Total</text:p>
      <text:p text:style-name="P7"><text:tab/><text:tab/>Comprimento</text:p>
      <text:p text:style-name="P7"><text:tab/><text:tab/>Altura</text:p>
      <text:p text:style-name="P7"><text:tab/><text:tab/>Largura</text:p>
      <text:p text:style-name="P7"><text:tab/><text:tab/>Profundidade</text:p>
      <text:p text:style-name="P7"/>
      <text:p text:style-name="P7"><text:s text:c="4"/><text:tab/> <text:s/>4.3 <text:s/>Conteúdo</text:p>
      <text:p text:style-name="P7"><text:tab/><text:tab/>Campo Editável do tipo CLOB</text:p>
      <text:p text:style-name="P7"/>
      <text:p text:style-name="P7"/>
      <text:p text:style-name="P7"><text:s text:c="6"/><text:tab/> <text:s/>4.4 Meio de Acesso</text:p>
      <text:p text:style-name="P7"><text:tab/><text:tab/>Campo Editável do tipo CLOB</text:p>
      <text:p text:style-name="P7"><text:tab/>4.6 Notas</text:p>
      <text:p text:style-name="P7">Campo Editável do tipo CLOB</text:p>
      <text:p text:style-name="P7"/>
      <text:p text:style-name="P7"/>
      <text:p text:style-name="P7"><text:s/><text:tab/>5. AudioVisual</text:p>
      <text:p text:style-name="P7"/>
      <text:p text:style-name="P7"><text:tab/>Campo para buscar uma imagem ou um vídeo para fazer upload</text:p>
      <text:p text:style-name="P7"><text:tab/>Deve ter opção ''Adicionar nova imagem/vídeo'', no caso em que se queira adicionar mais de uma <text:tab/>imagem.</text:p>
      <text:p text:style-name="P7"/>
      <text:p text:style-name="P7"/>
      <text:p text:style-name="P7"><text:soft-page-break/>Título</text:p>
      <text:p text:style-name="P7"><text:tab/><text:tab/>Campo editável</text:p>
      <text:p text:style-name="P7"/>
      <text:p text:style-name="P7"/>
      <text:p text:style-name="P7">Descrição</text:p>
      <text:p text:style-name="P7"><text:tab/><text:tab/>Campo editável <text:s text:c="2"/></text:p>
      <text:p text:style-name="P7"/>
      <text:p text:style-name="P7"/>
      <text:p text:style-name="P7">6. Diagnóstico e Intervenção</text:p>
      <text:p text:style-name="P7"/>
      <text:p text:style-name="P7"><text:tab/><text:tab/>6.1 Estado de Conservação e Preservação</text:p>
      <text:p text:style-name="P7"><text:tab/><text:tab/><text:tab/><text:tab/>Campo Editável</text:p>
      <text:p text:style-name="P7"><text:tab/><text:tab/></text:p>
      <text:p text:style-name="P7"><text:tab/><text:tab/><text:tab/>Estado de Preservação</text:p>
      <text:p text:style-name="P7"><text:tab/><text:tab/><text:tab/><text:tab/>Lista em ordem alfabética com as opções abaixo</text:p>
      <text:p text:style-name="P7"><text:tab/><text:tab/><text:tab/><text:tab/>íntegro</text:p>
      <text:p text:style-name="P7"><text:tab/><text:tab/><text:tab/><text:tab/>pouco alterado</text:p>
      <text:p text:style-name="P7"><text:tab/><text:tab/><text:tab/><text:tab/>muito alterado</text:p>
      <text:p text:style-name="P7"><text:tab/><text:tab/><text:tab/><text:tab/>descaracterizado</text:p>
      <text:p text:style-name="P7"/>
      <text:p text:style-name="P7"><text:tab/><text:tab/><text:tab/>Estado de Conservação</text:p>
      <text:p text:style-name="P7"><text:tab/><text:tab/><text:tab/><text:tab/>Lista em ordem alfabética com as opções abaixo</text:p>
      <text:p text:style-name="P7"><text:tab/><text:tab/><text:tab/><text:tab/>bom</text:p>
      <text:p text:style-name="P7"><text:tab/><text:tab/><text:tab/><text:tab/>precário</text:p>
      <text:p text:style-name="P7"><text:tab/><text:tab/><text:tab/><text:tab/>em arruinamento</text:p>
      <text:p text:style-name="P7"><text:tab/><text:tab/><text:tab/><text:tab/>arruinado</text:p>
      <text:p text:style-name="P7"/>
      <text:p text:style-name="P7"><text:tab/><text:tab/>6.2 Notas Estado de Conservação</text:p>
      <text:p text:style-name="P7"><text:tab/><text:tab/><text:tab/><text:tab/>Campo Editável do tipo CLOB</text:p>
      <text:p text:style-name="P7"/>
      <text:p text:style-name="P7"/>
      <text:p text:style-name="P7"><text:tab/><text:tab/>6.3 Intervenção no bem</text:p>
      <text:p text:style-name="P7"><text:tab/><text:tab/><text:tab/>Tipo checkbox<text:tab/>Sim – Não</text:p>
      <text:p text:style-name="P7"><text:tab/><text:tab/><text:tab/>Somente se o usuário escolher sim, os campos abaixo devem ser liberados para edição</text:p>
      <text:p text:style-name="P7"/>
      <text:p text:style-name="P7"><text:tab/><text:tab/><text:tab/><text:tab/></text:p>
      <text:p text:style-name="P7"><text:s text:c="5"/><text:tab/>Data da intervenção</text:p>
      <text:p text:style-name="P7"><text:s/><text:tab/><text:tab/>Campo editável</text:p>
      <text:p text:style-name="P7"><text:s/><text:tab/></text:p>
      <text:p text:style-name="P7"><text:s/><text:tab/>Responsável pela Intervenção</text:p>
      <text:p text:style-name="P7"><text:s/><text:tab/><text:tab/>Campo editável</text:p>
      <text:p text:style-name="P7"/>
      <text:p text:style-name="P7"><text:tab/>Descrição</text:p>
      <text:p text:style-name="P7"><text:tab/><text:tab/>Campo editável</text:p>
      <text:p text:style-name="P7"><text:tab/></text:p>
      <text:p text:style-name="P7"><text:tab/>Opção para adicionar outra intervenção, caso haja mais de uma.</text:p>
      <text:p text:style-name="P7"/>
      <text:p text:style-name="P7">7. Condições de disponibilidade, uso e proteção</text:p>
      <text:p text:style-name="P7"/>
      <text:p text:style-name="P7">Disponibilidade:</text:p>
      <text:p text:style-name="P7">Lista em ordem alfabética com as opções abaixo</text:p>
      <text:p text:style-name="P7"><text:tab/><text:tab/>Acervo (Estante, Reserva Técnica, etc);</text:p>
      <text:p text:style-name="P7"><text:tab/><text:tab/>Evento (Exposição, Feira, etc);</text:p>
      <text:p text:style-name="P7"><text:tab/><text:tab/>Exposição Permanente</text:p>
      <text:p text:style-name="P7"><text:tab/><text:tab/>Empréstimo</text:p>
      <text:p text:style-name="P7"><text:tab/><text:tab/>Restauro (Encadernação, Pequenos Consertos, etc).</text:p>
      <text:p text:style-name="P7"><text:tab/><text:tab/>Baixa do Patrimônio</text:p>
      <text:p text:style-name="P7"><text:tab/></text:p>
      <text:p text:style-name="P7"><text:tab/> Se opção no campo Disponibilidade for ''Acervo'', liberar essa opção para preenchimento</text:p>
      <text:p text:style-name="P7"><text:tab/>Condições de Acesso:</text:p>
      <text:p text:style-name="P7"><text:tab/>Tipo Checkbox<text:tab/></text:p>
      <text:p text:style-name="P7"><text:tab/><text:tab/>Livre</text:p>
      <text:p text:style-name="P7"><text:tab/> <text:s/><text:tab/>Sob Consulta</text:p>
      <text:p text:style-name="P7"><text:soft-page-break/></text:p>
      <text:p text:style-name="P7">Se opção no campo Disponibilidade for diferente de “Acervo” e “Baixa do Patrimônio”, liberar essa opção para preenchimento</text:p>
      <text:p text:style-name="P7">Data de Retorno:</text:p>
      <text:p text:style-name="P7"><text:tab/>Campo editável</text:p>
      <text:p text:style-name="P7"><text:tab/></text:p>
      <text:p text:style-name="P7"><text:tab/>Condições de Reprodução:</text:p>
      <text:p text:style-name="P7"><text:tab/>Tipo Checkbox<text:tab/></text:p>
      <text:p text:style-name="P7"><text:tab/><text:tab/>Não</text:p>
      <text:p text:style-name="P7"><text:tab/> <text:s/><text:tab/>Sob Consulta</text:p>
      <text:p text:style-name="P7"><text:tab/></text:p>
      <text:p text:style-name="P7"><text:tab/>Notas sobre Uso e Aproveitamento</text:p>
      <text:p text:style-name="P7"><text:tab/><text:tab/>Campo Editável do tipo CLOB</text:p>
      <text:p text:style-name="P7"/>
      <text:p text:style-name="P7"/>
      <text:p text:style-name="P7"><text:tab/>Proteção:</text:p>
      <text:p text:style-name="P7"><text:tab/>Tipo Checkbox<text:tab/></text:p>
      <text:p text:style-name="P7"><text:tab/><text:tab/>Sim</text:p>
      <text:p text:style-name="P7"><text:tab/><text:tab/>Não</text:p>
      <text:p text:style-name="P7"><text:tab/> <text:s/><text:tab/>Em Processo</text:p>
      <text:p text:style-name="P7"/>
      <text:p text:style-name="P7"><text:tab/><text:tab/>Caso a opção seja ''Não'', não mostrar os campos abaixo</text:p>
      <text:p text:style-name="P7"><text:tab/><text:tab/>Instituição:</text:p>
      <text:p text:style-name="P7"><text:tab/><text:tab/><text:tab/>Campo Editável</text:p>
      <text:p text:style-name="P7"><text:tab/></text:p>
      <text:p text:style-name="P7"><text:tab/><text:tab/>Legislação/Número do Processo:</text:p>
      <text:p text:style-name="P7"><text:tab/><text:tab/><text:tab/>Campo Editável</text:p>
      <text:p text:style-name="P7"/>
      <text:p text:style-name="P7"/>
      <text:p text:style-name="P7">8. Histórico e Procedência</text:p>
      <text:p text:style-name="P7"/>
      <text:p text:style-name="P7">Tipo de Aquisição:</text:p>
      <text:p text:style-name="P7">Lista em ordem alfabética com as opções abaixo</text:p>
      <text:p text:style-name="P7">Compra</text:p>
      <text:p text:style-name="P7"><text:tab/><text:tab/>Permuta</text:p>
      <text:p text:style-name="P7"><text:tab/><text:tab/>Doação Institucional</text:p>
      <text:p text:style-name="P7"><text:tab/><text:tab/>Doação Pessoal</text:p>
      <text:p text:style-name="P7"><text:tab/><text:tab/>Comodato</text:p>
      <text:p text:style-name="P7"/>
      <text:p text:style-name="P7"/>
      <text:p text:style-name="P7">Valor Venal da Época da Transação:</text:p>
      <text:p text:style-name="P7"><text:s/><text:tab/>Campo editável</text:p>
      <text:p text:style-name="P7"/>
      <text:p text:style-name="P7">Dados do Documento de Aquisição:</text:p>
      <text:p text:style-name="P7"><text:tab/>Campo Editável do tipo CLOB</text:p>
      <text:p text:style-name="P7"/>
      <text:p text:style-name="P7">Primeiro Proprietário</text:p>
      <text:p text:style-name="P7"><text:tab/>Campo editável</text:p>
      <text:p text:style-name="P7"/>
      <text:p text:style-name="P7">Histórico</text:p>
      <text:p text:style-name="P7"><text:tab/> Campo Editável do tipo CLOB</text:p>
      <text:p text:style-name="P7"/>
      <text:p text:style-name="P7">Instrimentos de Pesquisa</text:p>
      <text:p text:style-name="P7"><text:tab/>Campo Editável do tipo CLOB</text:p>
      <text:p text:style-name="P7"/>
      <text:p text:style-name="P7"/>
      <text:p text:style-name="P7"/>
      <text:p text:style-name="P7">9. Assuntos e Descritores</text:p>
      <text:p text:style-name="P7"/>
      <text:p text:style-name="P7">9.1<text:tab/>Descritor</text:p>
      <text:p text:style-name="P7">Campo editável com a seguinte Descrição antes de ser preenchido</text:p>
      <text:p text:style-name="P7"><text:s/>Descrição: '' Termos controlados, retirados de um vocabulário pré-definido, que traduzem o conteúdo temático do bem patrimonial. Limite de 5 palavras chave''</text:p>
      <text:p text:style-name="P7"><text:soft-page-break/></text:p>
      <text:p text:style-name="P7">Limitar até cinco palavra chave para cada bem patrimonial.</text:p>
      <text:p text:style-name="P7"/>
      <text:p text:style-name="P7">9.2<text:tab/>Assunto</text:p>
      <text:p text:style-name="P7">Campo editável com a seguinte Descrição antes de ser preenchido</text:p>
      <text:p text:style-name="P7">Descrição: palavras-chave que traduzem o conteúdo temático do bem patrimonial</text:p>
      <text:p text:style-name="P7"/>
      <text:p text:style-name="P7"/>
      <text:p text:style-name="P7">10. Fonte de Informação</text:p>
      <text:p text:style-name="P7"/>
      <text:p text:style-name="P7"><text:tab/><text:tab/>Campo Editável do tipo CLOB e com opção de abrir novos campos para mais de uma fonte.</text:p>
      <text:p text:style-name="P7"/>
      <text:p text:style-name="P7">11. Responsável pela Pesquisa</text:p>
      <text:p text:style-name="P7"/>
      <text:p text:style-name="P7"><text:tab/>Campo Editável do tipo CLOB, com opção de adiconar mais de um responsável pela pesquisa</text:p>
      <text:p text:style-name="P7"/>
      <text:p text:style-name="P7">12.1<text:tab/>Nome</text:p>
      <text:p text:style-name="P7">12.2<text:tab/>Data</text:p>
      <text:p text:style-name="P7">12.3<text:tab/>Notas do Pesquisador</text:p>
      <text:p text:style-name="P10"><text:span text:style-name="Fonte_20_parág._20_padrão"><text:span text:style-name="T4"><text:tab/></text:span></text:span><text:span text:style-name="Fonte_20_parág._20_padrão"><text:span text:style-name="T4">Campo Editável do tipo CLO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Número_20_de_20_página" style:display-name="Número de página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>
      <style:text-properties style:font-name-complex="Mangal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size-complex="10.5pt"/>
    </style:style>
    <style:style style:name="WW_5f_CharLFO16LVL1" style:display-name="WW_CharLFO16LVL1" style:family="text">
      <style:text-properties style:font-name="Times New Roman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20LVL1" style:display-name="WW_CharLFO20LVL1" style:family="text">
      <style:text-properties style:font-name="OpenSymbol" style:font-name-asian="OpenSymbol" style:font-name-complex="OpenSymbol"/>
    </style:style>
    <style:style style:name="WW_5f_CharLFO20LVL2" style:display-name="WW_CharLFO20LVL2" style:family="text">
      <style:text-properties style:font-name="OpenSymbol" style:font-name-asian="OpenSymbol" style:font-name-complex="OpenSymbol"/>
    </style:style>
    <style:style style:name="WW_5f_CharLFO20LVL3" style:display-name="WW_CharLFO20LVL3" style:family="text">
      <style:text-properties style:font-name="OpenSymbol" style:font-name-asian="OpenSymbol" style:font-name-complex="OpenSymbol"/>
    </style:style>
    <style:style style:name="WW_5f_CharLFO20LVL4" style:display-name="WW_CharLFO20LVL4" style:family="text">
      <style:text-properties style:font-name="OpenSymbol" style:font-name-asian="OpenSymbol" style:font-name-complex="OpenSymbol"/>
    </style:style>
    <style:style style:name="WW_5f_CharLFO20LVL5" style:display-name="WW_CharLFO20LVL5" style:family="text">
      <style:text-properties style:font-name="OpenSymbol" style:font-name-asian="OpenSymbol" style:font-name-complex="OpenSymbol"/>
    </style:style>
    <style:style style:name="WW_5f_CharLFO20LVL6" style:display-name="WW_CharLFO20LVL6" style:family="text">
      <style:text-properties style:font-name="OpenSymbol" style:font-name-asian="OpenSymbol" style:font-name-complex="OpenSymbol"/>
    </style:style>
    <style:style style:name="WW_5f_CharLFO20LVL7" style:display-name="WW_CharLFO20LVL7" style:family="text">
      <style:text-properties style:font-name="OpenSymbol" style:font-name-asian="OpenSymbol" style:font-name-complex="OpenSymbol"/>
    </style:style>
    <style:style style:name="WW_5f_CharLFO20LVL8" style:display-name="WW_CharLFO20LVL8" style:family="text">
      <style:text-properties style:font-name="OpenSymbol" style:font-name-asian="OpenSymbol" style:font-name-complex="OpenSymbol"/>
    </style:style>
    <style:style style:name="WW_5f_CharLFO20LVL9" style:display-name="WW_CharLFO20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/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4">Documento de Especificação de Casos de Uso – CDU 020</text:p>
            </table:table-cell>
            <table:table-cell table:style-name="Tabela1.C1" office:value-type="string">
              <text:p text:style-name="MP5">Versão do documento: 2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02/05/2012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3">ICMC – USP, 2012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Número_20_de_20_página"><text:span text:style-name="MT2"><text:page-number text:select-page="current"/></text:span></text:span><text:span text:style-name="Número_20_de_20_página"><text:span text:style-name="MT2"> de </text:span></text:span><text:span text:style-name="Número_20_de_20_página"><text:span text:style-name="MT3"><text:page-count style:num-format="1">9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dc:creator>Lillian Silva</dc:creator>
    <meta:creation-date>2010-06-10T16:16:00Z</meta:creation-date>
    <dc:date>2015-09-21T00:14:10.89</dc:date>
    <meta:editing-cycles>65</meta:editing-cycles>
    <meta:editing-duration>PT4M52S</meta:editing-duration>
    <meta:document-statistic meta:table-count="2" meta:image-count="0" meta:object-count="0" meta:page-count="9" meta:paragraph-count="371" meta:word-count="2163" meta:character-count="13920"/>
    <meta:template xlink:type="simple" xlink:actuate="onRequest" xlink:title="" xlink:href="Normal"/>
  </office:meta>
</office:document-meta>
</file>